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39" calcext:value-type="float">
            <text:p>39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26.5" calcext:value-type="float">
            <text:p>26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7" calcext:value-type="float">
            <text:p>37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01T13:13:45.540428585</dc:date>
    <meta:editing-duration>PT1H37M29S</meta:editing-duration>
    <meta:editing-cycles>36</meta:editing-cycles>
    <meta:generator>LibreOffice/6.4.7.2$Linux_X86_64 LibreOffice_project/40$Build-2</meta:generator>
    <meta:document-statistic meta:table-count="1" meta:cell-count="159" meta:object-count="0"/>
  </office:meta>
</office:document-meta>
</file>